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5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Micro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es_deji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office:value-type="string" calcext:value-type="string">
            <text:p>Alt. Suppli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style-name="ce5" office:value-type="string" calcext:value-type="string">
            <text:p><text:span text:style-name="T1"><text:a xlink:href="https://www.digikey.fi/product-detail/en/murata-electronics-north-america/GRM188R60J106ME47D/490-3896-1-ND/965938" xlink:type="simple">https://www.digikey.fi/product-detail/en/murata-electronics-north-america/GRM188R60J106ME47D/490-3896-1-ND/965938</text:a></text:span></text:p>
          </table:table-cell>
          <table:table-cell office:value-type="string" calcext:value-type="string">
            <text:p><text:a xlink:href="https://www.mouser.fi/ProductDetail/581-06036D106MAT2A" xlink:type="simple">https://www.mouser.fi/ProductDetail/581-06036D106MAT2A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,C4,C7</text:p>
          </table:table-cell>
          <table:table-cell office:value-type="string" calcext:value-type="string">
            <text:p>SM0603_Capa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table:style-name="ce5" office:value-type="string" calcext:value-type="string">
            <text:p><text:span text:style-name="T1"><text:a xlink:href="https://www.digikey.fi/product-detail/en/kemet/C0603C104K9RAC7867/399-15351-1-ND/7386749" xlink:type="simple">https://www.digikey.fi/product-detail/en/kemet/C0603C104K9RAC7867/399-15351-1-ND/7386749</text:a></text:span></text:p>
          </table:table-cell>
          <table:table-cell office:value-type="string" calcext:value-type="string">
            <text:p><text:a xlink:href="https://www.mouser.fi/ProductDetail/77-VJ0603Y104JXJPBC" xlink:type="simple">https://www.mouser.fi/ProductDetail/77-VJ0603Y104JXJPBC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<text:a xlink:href="https://www.digikey.fi/product-detail/en/yageo/CC0603FRNPO9BN120/311-3885-1-ND/8024974" xlink:type="simple">https://www.digikey.fi/product-detail/en/yageo/CC0603FRNPO9BN120/311-3885-1-ND/8024974</text:a></text:p>
          </table:table-cell>
          <table:table-cell office:value-type="string" calcext:value-type="string">
            <text:p><text:a xlink:href="https://www.mouser.fi/ProductDetail/77-VJ0603A120FXQCBC" xlink:type="simple">https://www.mouser.fi/ProductDetail/77-VJ0603A120FXQCBC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<text:a xlink:href="https://www.digikey.fi/product-detail/en/murata-electronics-north-america/GCM1885C1H331FA16D/490-16420-1-ND/7363402" xlink:type="simple">https://www.digikey.fi/product-detail/en/murata-electronics-north-america/GCM1885C1H331FA16D/490-16420-1-ND/7363402</text:a></text:p>
          </table:table-cell>
          <table:table-cell office:value-type="string" calcext:value-type="string">
            <text:p><text:a xlink:href="https://www.mouser.fi/ProductDetail/80-C0603C331J5G" xlink:type="simple">https://www.mouser.fi/ProductDetail/80-C0603C331J5G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2412</text:p>
          </table:table-cell>
          <table:table-cell office:value-type="string" calcext:value-type="string">
            <text:p><text:a xlink:href="https://www.digikey.fi/product-detail/en/rohm-semiconductor/2SC2412KT146R/2SC2412KT146RCT-ND/650652" xlink:type="simple">https://www.digikey.fi/product-detail/en/rohm-semiconductor/2SC2412KT146R/2SC2412KT146RCT-ND/650652</text:a></text:p>
          </table:table-cell>
          <table:table-cell office:value-type="string" calcext:value-type="string">
            <text:p><text:a xlink:href="https://www.mouser.fi/ProductDetail/ROHM-Semiconductor/2SC2412KT146R?qs=sGAEpiMZZMshyDBzk1%2FWi699iOF%252bvXIM3TbU7m2d67Y%3D" xlink:type="simple">https://www.mouser.fi/ProductDetail/ROHM-Semiconductor/2SC2412KT146R?qs=sGAEpiMZZMshyDBzk1%2fWi699iOF%252bvXIM3TbU7m2d67Y%3d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,R2,R3,R6,R15</text:p>
          </table:table-cell>
          <table:table-cell office:value-type="string" calcext:value-type="string">
            <text:p>SM0603_Resistor_lib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<text:span text:style-name="T1"><text:a xlink:href="https://www.digikey.fi/product-detail/en/susumu/RR0816P-103-D/RR08P10.0KDCT-ND/432748" xlink:type="simple">https://www.digikey.fi/product-detail/en/susumu/RR0816P-103-D/RR08P10.0KDCT-ND/432748</text:a></text:span>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<text:span text:style-name="T1"><text:a xlink:href="https://www.digikey.fi/product-detail/en/yageo/RC0603FR-071KL/311-1.00KHRCT-ND/729790" xlink:type="simple">https://www.digikey.fi/product-detail/en/yageo/RC0603FR-071KL/311-1.00KHRCT-ND/729790</text:a></text:span></text:p>
          </table:table-cell>
          <table:table-cell office:value-type="string" calcext:value-type="string">
            <text:p><text:a xlink:href="https://www.mouser.fi/ProductDetail/754-RR0816P-102D" xlink:type="simple">https://www.mouser.fi/ProductDetail/754-RR0816P-102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<text:a xlink:href="https://www.digikey.fi/product-detail/en/bourns-inc/CR0603-FX-5601ELF/CR0603-FX-5601ELFCT-ND/4247814" xlink:type="simple">https://www.digikey.fi/product-detail/en/bourns-inc/CR0603-FX-5601ELF/CR0603-FX-5601ELFCT-ND/4247814</text:a></text:p>
          </table:table-cell>
          <table:table-cell office:value-type="string" calcext:value-type="string">
            <text:p><text:a xlink:href="https://www.mouser.fi/ProductDetail/Bourns/CR0603-FX-5601ELF?qs=%2Fha2pyFadugVmr2gairtN8jfNjX7V837Guj6JVakTkndZiKOuhtbUw%3D%3D" xlink:type="simple">https://www.mouser.fi/ProductDetail/Bourns/CR0603-FX-5601ELF?qs=%2fha2pyFadugVmr2gairtN8jfNjX7V837Guj6JVakTkndZiKOuhtbUw%3d%3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www.digikey.fi/product-detail/en/yageo/AC0603FR-071ML/311-1MLDCT-ND/2828141" xlink:type="simple">https://www.digikey.fi/product-detail/en/yageo/AC0603FR-071ML/311-1MLDCT-ND/2828141</text:a></text:p>
          </table:table-cell>
          <table:table-cell office:value-type="string" calcext:value-type="string">
            <text:p><text:a xlink:href="https://www.mouser.fi/ProductDetail/603-RT0603FRE071ML" xlink:type="simple">https://www.mouser.fi/ProductDetail/603-RT0603FRE071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1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<text:a xlink:href="https://www.digikey.fi/product-detail/en/yageo/RC0603FR-07300RL/311-300HRCT-ND/726133" xlink:type="simple">https://www.digikey.fi/product-detail/en/yageo/RC0603FR-07300RL/311-300HRCT-ND/726133</text:a></text:p>
          </table:table-cell>
          <table:table-cell office:value-type="string" calcext:value-type="string">
            <text:p><text:a xlink:href="https://www.mouser.fi/ProductDetail/754-RR0816P-301D" xlink:type="simple">https://www.mouser.fi/ProductDetail/754-RR0816P-301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<text:a xlink:href="https://www.digikey.fi/product-detail/en/vishay-dale/CRCW0603100RFKEA/541-100HCT-ND/1179695" xlink:type="simple">https://www.digikey.fi/product-detail/en/vishay-dale/CRCW0603100RFKEA/541-100HCT-ND/1179695</text:a></text:p>
          </table:table-cell>
          <table:table-cell office:value-type="string" calcext:value-type="string">
            <text:p><text:a xlink:href="https://www.mouser.fi/ProductDetail/594-MCT06030C1000FP5" xlink:type="simple">https://www.mouser.fi/ProductDetail/594-MCT06030C1000FP5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4,R13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<text:a xlink:href="https://www.digikey.fi/product-detail/en/vishay-dale/CRCW060339R0FKEA/541-39.0HCT-ND/1179647" xlink:type="simple">https://www.digikey.fi/product-detail/en/vishay-dale/CRCW060339R0FKEA/541-39.0HCT-ND/1179647</text:a></text:p>
          </table:table-cell>
          <table:table-cell office:value-type="string" calcext:value-type="string">
            <text:p><text:a xlink:href="https://www.mouser.fi/ProductDetail/603-RT0603DRE0739RL" xlink:type="simple">https://www.mouser.fi/ProductDetail/603-RT0603DRE0739R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77272MHz</text:p>
          </table:table-cell>
          <table:table-cell office:value-type="string" calcext:value-type="string">
            <text:p><text:a xlink:href="https://www.digikey.fi/products/en?keywords=HC49US-21.47727MABJ-UB" xlink:type="simple">https://www.digikey.fi/products/en?keywords=HC49US-21.47727MABJ-UB</text:a></text:p>
          </table:table-cell>
          <table:table-cell office:value-type="string" calcext:value-type="string">
            <text:p><text:a xlink:href="https://www.mouser.fi/ProductDetail/695-HC49US-214-U" xlink:type="simple">https://www.mouser.fi/ProductDetail/695-HC49US-214-U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F1502AS-7AX44</text:p>
          </table:table-cell>
          <table:table-cell office:value-type="string" calcext:value-type="string">
            <text:p><text:a xlink:href="https://www.digikey.fi/products/en?keywords=ATF1502AS-7AX44" xlink:type="simple">https://www.digikey.fi/products/en?keywords=ATF1502AS-7AX44</text:a></text:p>
          </table:table-cell>
          <table:table-cell office:value-type="string" calcext:value-type="string">
            <text:p><text:a xlink:href="https://www.mouser.fi/ProductDetail/556-AF1502AS7AX44" xlink:type="simple">https://www.mouser.fi/ProductDetail/556-AF1502AS7AX44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TAG_Header_Angled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_CONN</text:p>
          </table:table-cell>
          <table:table-cell office:value-type="string" calcext:value-type="string">
            <text:p><text:a xlink:href="https://www.digikey.fi/product-detail/en/sullins-connector-solutions/PPPC061LGBN-RC/S5481-ND/775939" xlink:type="simple">https://www.digikey.fi/product-detail/en/sullins-connector-solutions/PPPC061LGBN-RC/S5481-ND/775939</text:a>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_3v3</text:p>
          </table:table-cell>
          <table:table-cell office:value-type="string" calcext:value-type="string">
            <text:p><text:a xlink:href="https://www.digikey.fi/product-detail/en/diodes-incorporated/MMSZ5226BS-7-F/MMSZ5226BS-FDICT-ND/804906" xlink:type="simple">https://www.digikey.fi/product-detail/en/diodes-incorporated/MMSZ5226BS-7-F/MMSZ5226BS-FDICT-ND/804906</text:a></text:p>
          </table:table-cell>
          <table:table-cell office:value-type="string" calcext:value-type="string">
            <text:p><text:a xlink:href="https://www.mouser.fi/ProductDetail/Diodes-Incorporated/MMSZ5226BS-7-F?qs=%2Fha2pyFaduhtQ97KB7ZIhG4qOKLUdjA4sp8FKtb2WHbnKCOJGMqbGA%3D%3D" xlink:type="simple">https://www.mouser.fi/ProductDetail/Diodes-Incorporated/MMSZ5226BS-7-F?qs=%2fha2pyFaduhtQ97KB7ZIhG4qOKLUdjA4sp8FKtb2WHbnKCOJGMqbGA%3d%3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00:24:36.847707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00:31:44.374929738</dc:date>
    <meta:editing-duration>PT44M59S</meta:editing-duration>
    <meta:editing-cycles>10</meta:editing-cycles>
    <meta:generator>LibreOffice/6.0.5.2$Linux_X86_64 LibreOffice_project/00m0$Build-2</meta:generator>
    <meta:document-statistic meta:table-count="1" meta:cell-count="118" meta:object-count="0"/>
  </office:meta>
</office:document-meta>
</file>